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53_2" table:style-name="ta1">
        <table:shapes>
          <draw:frame draw:z-index="0" draw:style-name="gr1" draw:text-style-name="P1" svg:width="159.99mm" svg:height="89.99mm" svg:x="51.4mm" svg:y="62.09mm">
            <loext:p draw:notify-on-update-of-ranges="53_2.B1:53_2.B1 53_2.B2:53_2.B2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o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/2</text:p>
          </table:table-cell>
          <table:table-cell office:value-type="float" office:value="0.988" calcext:value-type="float">
            <text:p>0.9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/3</text:p>
          </table:table-cell>
          <table:table-cell office:value-type="float" office:value="0.98775" calcext:value-type="float">
            <text:p>0.98775</text:p>
          </table:table-cell>
          <table:table-cell/>
          <table:table-cell office:value-type="string" calcext:value-type="string">
            <text:p>多空都做</text:p>
          </table:table-cell>
          <table:table-cell office:value-type="string" calcext:value-type="string">
            <text:p>停利點</text:p>
          </table:table-cell>
          <table:table-cell office:value-type="string" calcext:value-type="string">
            <text:p>停損點</text:p>
          </table:table-cell>
          <table:table-cell/>
        </table:table-row>
        <table:table-row table:style-name="ro1">
          <table:table-cell office:value-type="string" calcext:value-type="string">
            <text:p>2012/1/4</text:p>
          </table:table-cell>
          <table:table-cell office:value-type="float" office:value="0.99525" calcext:value-type="float">
            <text:p>0.99525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因為很不准，所以一看錯就要馬上離開了</text:p>
          </table:table-cell>
        </table:table-row>
        <table:table-row table:style-name="ro1">
          <table:table-cell office:value-type="string" calcext:value-type="string">
            <text:p>2012/1/5</text:p>
          </table:table-cell>
          <table:table-cell office:value-type="float" office:value="0.99825" calcext:value-type="float">
            <text:p>0.998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/6</text:p>
          </table:table-cell>
          <table:table-cell office:value-type="float" office:value="0.97845" calcext:value-type="float">
            <text:p>0.97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/9</text:p>
          </table:table-cell>
          <table:table-cell office:value-type="float" office:value="0.9782" calcext:value-type="float">
            <text:p>0.97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/10</text:p>
          </table:table-cell>
          <table:table-cell office:value-type="float" office:value="1.0092" calcext:value-type="float">
            <text:p>1.00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/11</text:p>
          </table:table-cell>
          <table:table-cell office:value-type="float" office:value="1.0257" calcext:value-type="float">
            <text:p>1.02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/12</text:p>
          </table:table-cell>
          <table:table-cell office:value-type="float" office:value="1.0317" calcext:value-type="float">
            <text:p>1.03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/13</text:p>
          </table:table-cell>
          <table:table-cell office:value-type="float" office:value="1.0472" calcext:value-type="float">
            <text:p>1.04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/16</text:p>
          </table:table-cell>
          <table:table-cell office:value-type="float" office:value="1.0258" calcext:value-type="float">
            <text:p>1.02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/17</text:p>
          </table:table-cell>
          <table:table-cell office:value-type="float" office:value="1.0208" calcext:value-type="float">
            <text:p>1.02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/18</text:p>
          </table:table-cell>
          <table:table-cell office:value-type="float" office:value="1.02055" calcext:value-type="float">
            <text:p>1.02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/30</text:p>
          </table:table-cell>
          <table:table-cell office:value-type="float" office:value="1.032" calcext:value-type="float">
            <text:p>1.0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/31</text:p>
          </table:table-cell>
          <table:table-cell office:value-type="float" office:value="1.0423" calcext:value-type="float">
            <text:p>1.04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2/1</text:p>
          </table:table-cell>
          <table:table-cell office:value-type="float" office:value="1.04205" calcext:value-type="float">
            <text:p>1.042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2/2</text:p>
          </table:table-cell>
          <table:table-cell office:value-type="float" office:value="1.0636" calcext:value-type="float">
            <text:p>1.06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2/3</text:p>
          </table:table-cell>
          <table:table-cell office:value-type="float" office:value="1.0736" calcext:value-type="float">
            <text:p>1.07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2/4</text:p>
          </table:table-cell>
          <table:table-cell office:value-type="float" office:value="1.06545" calcext:value-type="float">
            <text:p>1.065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2/6</text:p>
          </table:table-cell>
          <table:table-cell office:value-type="float" office:value="1.0852" calcext:value-type="float">
            <text:p>1.08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2/7</text:p>
          </table:table-cell>
          <table:table-cell office:value-type="float" office:value="1.0802" calcext:value-type="float">
            <text:p>1.08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2/8</text:p>
          </table:table-cell>
          <table:table-cell office:value-type="float" office:value="1.118" calcext:value-type="float">
            <text:p>1.1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2/9</text:p>
          </table:table-cell>
          <table:table-cell office:value-type="float" office:value="1.11075" calcext:value-type="float">
            <text:p>1.110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2/10</text:p>
          </table:table-cell>
          <table:table-cell office:value-type="float" office:value="1.10185" calcext:value-type="float">
            <text:p>1.101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2/13</text:p>
          </table:table-cell>
          <table:table-cell office:value-type="float" office:value="1.1016" calcext:value-type="float">
            <text:p>1.10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2/14</text:p>
          </table:table-cell>
          <table:table-cell office:value-type="float" office:value="1.08775" calcext:value-type="float">
            <text:p>1.087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2/15</text:p>
          </table:table-cell>
          <table:table-cell office:value-type="float" office:value="1.10675" calcext:value-type="float">
            <text:p>1.106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2/16</text:p>
          </table:table-cell>
          <table:table-cell office:value-type="float" office:value="1.1005" calcext:value-type="float">
            <text:p>1.1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2/17</text:p>
          </table:table-cell>
          <table:table-cell office:value-type="float" office:value="1.0937" calcext:value-type="float">
            <text:p>1.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2/20</text:p>
          </table:table-cell>
          <table:table-cell office:value-type="float" office:value="1.0872" calcext:value-type="float">
            <text:p>1.08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2/21</text:p>
          </table:table-cell>
          <table:table-cell office:value-type="float" office:value="1.08145" calcext:value-type="float">
            <text:p>1.081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2/22</text:p>
          </table:table-cell>
          <table:table-cell office:value-type="float" office:value="1.1" calcext:value-type="float">
            <text:p>1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2/23</text:p>
          </table:table-cell>
          <table:table-cell office:value-type="float" office:value="1.09975" calcext:value-type="float">
            <text:p>1.099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2/24</text:p>
          </table:table-cell>
          <table:table-cell office:value-type="float" office:value="1.08655" calcext:value-type="float">
            <text:p>1.086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2/29</text:p>
          </table:table-cell>
          <table:table-cell office:value-type="float" office:value="1.10105" calcext:value-type="float">
            <text:p>1.101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3/1</text:p>
          </table:table-cell>
          <table:table-cell office:value-type="float" office:value="1.1008" calcext:value-type="float">
            <text:p>1.10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3/2</text:p>
          </table:table-cell>
          <table:table-cell office:value-type="float" office:value="1.1038" calcext:value-type="float">
            <text:p>1.1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3/3</text:p>
          </table:table-cell>
          <table:table-cell office:value-type="float" office:value="1.1093" calcext:value-type="float">
            <text:p>1.10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3/5</text:p>
          </table:table-cell>
          <table:table-cell office:value-type="float" office:value="1.09225" calcext:value-type="float">
            <text:p>1.092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3/6</text:p>
          </table:table-cell>
          <table:table-cell office:value-type="float" office:value="1.0836" calcext:value-type="float">
            <text:p>1.08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3/7</text:p>
          </table:table-cell>
          <table:table-cell office:value-type="float" office:value="1.08335" calcext:value-type="float">
            <text:p>1.083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3/8</text:p>
          </table:table-cell>
          <table:table-cell office:value-type="float" office:value="1.0965" calcext:value-type="float">
            <text:p>1.09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3/9</text:p>
          </table:table-cell>
          <table:table-cell office:value-type="float" office:value="1.09625" calcext:value-type="float">
            <text:p>1.09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3/12</text:p>
          </table:table-cell>
          <table:table-cell office:value-type="float" office:value="1.08125" calcext:value-type="float">
            <text:p>1.08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3/13</text:p>
          </table:table-cell>
          <table:table-cell office:value-type="float" office:value="1.09815" calcext:value-type="float">
            <text:p>1.098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3/14</text:p>
          </table:table-cell>
          <table:table-cell office:value-type="float" office:value="1.1101" calcext:value-type="float">
            <text:p>1.1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3/15</text:p>
          </table:table-cell>
          <table:table-cell office:value-type="float" office:value="1.10985" calcext:value-type="float">
            <text:p>1.109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3/16</text:p>
          </table:table-cell>
          <table:table-cell office:value-type="float" office:value="1.1166" calcext:value-type="float">
            <text:p>1.11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3/19</text:p>
          </table:table-cell>
          <table:table-cell office:value-type="float" office:value="1.1102" calcext:value-type="float">
            <text:p>1.11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3/20</text:p>
          </table:table-cell>
          <table:table-cell office:value-type="float" office:value="1.10465" calcext:value-type="float">
            <text:p>1.104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3/21</text:p>
          </table:table-cell>
          <table:table-cell office:value-type="float" office:value="1.1044" calcext:value-type="float">
            <text:p>1.10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3/22</text:p>
          </table:table-cell>
          <table:table-cell office:value-type="float" office:value="1.1335" calcext:value-type="float">
            <text:p>1.13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3/23</text:p>
          </table:table-cell>
          <table:table-cell office:value-type="float" office:value="1.13325" calcext:value-type="float">
            <text:p>1.133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3/26</text:p>
          </table:table-cell>
          <table:table-cell office:value-type="float" office:value="1.12325" calcext:value-type="float">
            <text:p>1.123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3/27</text:p>
          </table:table-cell>
          <table:table-cell office:value-type="float" office:value="1.11775" calcext:value-type="float">
            <text:p>1.117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3/28</text:p>
          </table:table-cell>
          <table:table-cell office:value-type="float" office:value="1.1306" calcext:value-type="float">
            <text:p>1.13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3/29</text:p>
          </table:table-cell>
          <table:table-cell office:value-type="float" office:value="1.12555" calcext:value-type="float">
            <text:p>1.125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3/30</text:p>
          </table:table-cell>
          <table:table-cell office:value-type="float" office:value="1.12015" calcext:value-type="float">
            <text:p>1.120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4/2</text:p>
          </table:table-cell>
          <table:table-cell office:value-type="float" office:value="1.1123" calcext:value-type="float">
            <text:p>1.11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4/3</text:p>
          </table:table-cell>
          <table:table-cell office:value-type="float" office:value="1.10495" calcext:value-type="float">
            <text:p>1.104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4/5</text:p>
          </table:table-cell>
          <table:table-cell office:value-type="float" office:value="1.09845" calcext:value-type="float">
            <text:p>1.09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4/6</text:p>
          </table:table-cell>
          <table:table-cell office:value-type="float" office:value="1.0982" calcext:value-type="float">
            <text:p>1.09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4/9</text:p>
          </table:table-cell>
          <table:table-cell office:value-type="float" office:value="1.08335" calcext:value-type="float">
            <text:p>1.083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4/10</text:p>
          </table:table-cell>
          <table:table-cell office:value-type="float" office:value="1.07605" calcext:value-type="float">
            <text:p>1.07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4/11</text:p>
          </table:table-cell>
          <table:table-cell office:value-type="float" office:value="1.09535" calcext:value-type="float">
            <text:p>1.095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4/12</text:p>
          </table:table-cell>
          <table:table-cell office:value-type="float" office:value="1.0885" calcext:value-type="float">
            <text:p>1.0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4/13</text:p>
          </table:table-cell>
          <table:table-cell office:value-type="float" office:value="1.08825" calcext:value-type="float">
            <text:p>1.088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4/16</text:p>
          </table:table-cell>
          <table:table-cell office:value-type="float" office:value="1.08925" calcext:value-type="float">
            <text:p>1.089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4/17</text:p>
          </table:table-cell>
          <table:table-cell office:value-type="float" office:value="1.07805" calcext:value-type="float">
            <text:p>1.078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4/18</text:p>
          </table:table-cell>
          <table:table-cell office:value-type="float" office:value="1.0734" calcext:value-type="float">
            <text:p>1.07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4/19</text:p>
          </table:table-cell>
          <table:table-cell office:value-type="float" office:value="1.0684" calcext:value-type="float">
            <text:p>1.06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4/20</text:p>
          </table:table-cell>
          <table:table-cell office:value-type="float" office:value="1.06355" calcext:value-type="float">
            <text:p>1.063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4/23</text:p>
          </table:table-cell>
          <table:table-cell office:value-type="float" office:value="1.05855" calcext:value-type="float">
            <text:p>1.058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4/24</text:p>
          </table:table-cell>
          <table:table-cell office:value-type="float" office:value="1.06705" calcext:value-type="float">
            <text:p>1.067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4/25</text:p>
          </table:table-cell>
          <table:table-cell office:value-type="float" office:value="1.0668" calcext:value-type="float">
            <text:p>1.06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4/26</text:p>
          </table:table-cell>
          <table:table-cell office:value-type="float" office:value="1.0585" calcext:value-type="float">
            <text:p>1.05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4/27</text:p>
          </table:table-cell>
          <table:table-cell office:value-type="float" office:value="1.0536" calcext:value-type="float">
            <text:p>1.05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4/30</text:p>
          </table:table-cell>
          <table:table-cell office:value-type="float" office:value="1.04885" calcext:value-type="float">
            <text:p>1.04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5/2</text:p>
          </table:table-cell>
          <table:table-cell office:value-type="float" office:value="1.06755" calcext:value-type="float">
            <text:p>1.067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5/3</text:p>
          </table:table-cell>
          <table:table-cell office:value-type="float" office:value="1.06165" calcext:value-type="float">
            <text:p>1.061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5/4</text:p>
          </table:table-cell>
          <table:table-cell office:value-type="float" office:value="1.05475" calcext:value-type="float">
            <text:p>1.054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5/7</text:p>
          </table:table-cell>
          <table:table-cell office:value-type="float" office:value="1.04875" calcext:value-type="float">
            <text:p>1.04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5/8</text:p>
          </table:table-cell>
          <table:table-cell office:value-type="float" office:value="1.04175" calcext:value-type="float">
            <text:p>1.041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5/9</text:p>
          </table:table-cell>
          <table:table-cell office:value-type="float" office:value="1.03615" calcext:value-type="float">
            <text:p>1.036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5/10</text:p>
          </table:table-cell>
          <table:table-cell office:value-type="float" office:value="1.05455" calcext:value-type="float">
            <text:p>1.05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5/11</text:p>
          </table:table-cell>
          <table:table-cell office:value-type="float" office:value="1.04885" calcext:value-type="float">
            <text:p>1.04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5/14</text:p>
          </table:table-cell>
          <table:table-cell office:value-type="float" office:value="1.04335" calcext:value-type="float">
            <text:p>1.043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5/15</text:p>
          </table:table-cell>
          <table:table-cell office:value-type="float" office:value="1.0366" calcext:value-type="float">
            <text:p>1.03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5/16</text:p>
          </table:table-cell>
          <table:table-cell office:value-type="float" office:value="1.0312" calcext:value-type="float">
            <text:p>1.03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5/17</text:p>
          </table:table-cell>
          <table:table-cell office:value-type="float" office:value="1.03095" calcext:value-type="float">
            <text:p>1.030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5/18</text:p>
          </table:table-cell>
          <table:table-cell office:value-type="float" office:value="1.0248" calcext:value-type="float">
            <text:p>1.02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5/21</text:p>
          </table:table-cell>
          <table:table-cell office:value-type="float" office:value="1.0253" calcext:value-type="float">
            <text:p>1.02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5/22</text:p>
          </table:table-cell>
          <table:table-cell office:value-type="float" office:value="1.02005" calcext:value-type="float">
            <text:p>1.02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5/23</text:p>
          </table:table-cell>
          <table:table-cell office:value-type="float" office:value="1.0146" calcext:value-type="float">
            <text:p>1.01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5/24</text:p>
          </table:table-cell>
          <table:table-cell office:value-type="float" office:value="1.00985" calcext:value-type="float">
            <text:p>1.009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5/25</text:p>
          </table:table-cell>
          <table:table-cell office:value-type="float" office:value="1.005" calcext:value-type="float">
            <text:p>1.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5/28</text:p>
          </table:table-cell>
          <table:table-cell office:value-type="float" office:value="0.99995" calcext:value-type="float">
            <text:p>0.999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5/29</text:p>
          </table:table-cell>
          <table:table-cell office:value-type="float" office:value="1.01385" calcext:value-type="float">
            <text:p>1.01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5/30</text:p>
          </table:table-cell>
          <table:table-cell office:value-type="float" office:value="1.0096" calcext:value-type="float">
            <text:p>1.00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5/31</text:p>
          </table:table-cell>
          <table:table-cell office:value-type="float" office:value="1.0274" calcext:value-type="float">
            <text:p>1.0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6/1</text:p>
          </table:table-cell>
          <table:table-cell office:value-type="float" office:value="1.02095" calcext:value-type="float">
            <text:p>1.020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6/4</text:p>
          </table:table-cell>
          <table:table-cell office:value-type="float" office:value="1.0122" calcext:value-type="float">
            <text:p>1.0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6/5</text:p>
          </table:table-cell>
          <table:table-cell office:value-type="float" office:value="1.01195" calcext:value-type="float">
            <text:p>1.01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6/6</text:p>
          </table:table-cell>
          <table:table-cell office:value-type="float" office:value="1.0258" calcext:value-type="float">
            <text:p>1.02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6/7</text:p>
          </table:table-cell>
          <table:table-cell office:value-type="float" office:value="1.0188" calcext:value-type="float">
            <text:p>1.01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6/8</text:p>
          </table:table-cell>
          <table:table-cell office:value-type="float" office:value="1.01195" calcext:value-type="float">
            <text:p>1.01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6/11</text:p>
          </table:table-cell>
          <table:table-cell office:value-type="float" office:value="1.0117" calcext:value-type="float">
            <text:p>1.01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6/12</text:p>
          </table:table-cell>
          <table:table-cell office:value-type="float" office:value="0.9939" calcext:value-type="float">
            <text:p>0.99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6/13</text:p>
          </table:table-cell>
          <table:table-cell office:value-type="float" office:value="0.98655" calcext:value-type="float">
            <text:p>0.986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6/14</text:p>
          </table:table-cell>
          <table:table-cell office:value-type="float" office:value="0.9863" calcext:value-type="float">
            <text:p>0.98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6/15</text:p>
          </table:table-cell>
          <table:table-cell office:value-type="float" office:value="1.0202" calcext:value-type="float">
            <text:p>1.02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6/18</text:p>
          </table:table-cell>
          <table:table-cell office:value-type="float" office:value="1.0153" calcext:value-type="float">
            <text:p>1.01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6/19</text:p>
          </table:table-cell>
          <table:table-cell office:value-type="float" office:value="1.01175" calcext:value-type="float">
            <text:p>1.011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6/20</text:p>
          </table:table-cell>
          <table:table-cell office:value-type="float" office:value="1.0085" calcext:value-type="float">
            <text:p>1.00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6/21</text:p>
          </table:table-cell>
          <table:table-cell office:value-type="float" office:value="1.00825" calcext:value-type="float">
            <text:p>1.008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6/22</text:p>
          </table:table-cell>
          <table:table-cell office:value-type="float" office:value="1.02695" calcext:value-type="float">
            <text:p>1.026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6/25</text:p>
          </table:table-cell>
          <table:table-cell office:value-type="float" office:value="1.01665" calcext:value-type="float">
            <text:p>1.016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6/26</text:p>
          </table:table-cell>
          <table:table-cell office:value-type="float" office:value="1.0164" calcext:value-type="float">
            <text:p>1.0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6/27</text:p>
          </table:table-cell>
          <table:table-cell office:value-type="float" office:value="1.02465" calcext:value-type="float">
            <text:p>1.024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6/28</text:p>
          </table:table-cell>
          <table:table-cell office:value-type="float" office:value="1.01975" calcext:value-type="float">
            <text:p>1.019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6/29</text:p>
          </table:table-cell>
          <table:table-cell office:value-type="float" office:value="1.0308" calcext:value-type="float">
            <text:p>1.03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7/2</text:p>
          </table:table-cell>
          <table:table-cell office:value-type="float" office:value="1.0248" calcext:value-type="float">
            <text:p>1.02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7/3</text:p>
          </table:table-cell>
          <table:table-cell office:value-type="float" office:value="1.0351" calcext:value-type="float">
            <text:p>1.03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7/4</text:p>
          </table:table-cell>
          <table:table-cell office:value-type="float" office:value="1.0445" calcext:value-type="float">
            <text:p>1.0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7/5</text:p>
          </table:table-cell>
          <table:table-cell office:value-type="float" office:value="1.04425" calcext:value-type="float">
            <text:p>1.04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7/6</text:p>
          </table:table-cell>
          <table:table-cell office:value-type="float" office:value="1.04005" calcext:value-type="float">
            <text:p>1.04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7/9</text:p>
          </table:table-cell>
          <table:table-cell office:value-type="float" office:value="1.05155" calcext:value-type="float">
            <text:p>1.051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7/10</text:p>
          </table:table-cell>
          <table:table-cell office:value-type="float" office:value="1.0438" calcext:value-type="float">
            <text:p>1.04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7/11</text:p>
          </table:table-cell>
          <table:table-cell office:value-type="float" office:value="1.04355" calcext:value-type="float">
            <text:p>1.043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7/12</text:p>
          </table:table-cell>
          <table:table-cell office:value-type="float" office:value="1.0357" calcext:value-type="float">
            <text:p>1.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7/13</text:p>
          </table:table-cell>
          <table:table-cell office:value-type="float" office:value="1.03545" calcext:value-type="float">
            <text:p>1.035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7/16</text:p>
          </table:table-cell>
          <table:table-cell office:value-type="float" office:value="1.02875" calcext:value-type="float">
            <text:p>1.02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7/17</text:p>
          </table:table-cell>
          <table:table-cell office:value-type="float" office:value="1.03815" calcext:value-type="float">
            <text:p>1.038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7/18</text:p>
          </table:table-cell>
          <table:table-cell office:value-type="float" office:value="1.035175" calcext:value-type="float">
            <text:p>1.0351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7/19</text:p>
          </table:table-cell>
          <table:table-cell office:value-type="float" office:value="1.031175" calcext:value-type="float">
            <text:p>1.0311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7/20</text:p>
          </table:table-cell>
          <table:table-cell office:value-type="float" office:value="1.030925" calcext:value-type="float">
            <text:p>1.0309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7/23</text:p>
          </table:table-cell>
          <table:table-cell office:value-type="float" office:value="1.021875" calcext:value-type="float">
            <text:p>1.021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7/24</text:p>
          </table:table-cell>
          <table:table-cell office:value-type="float" office:value="1.021625" calcext:value-type="float">
            <text:p>1.021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7/25</text:p>
          </table:table-cell>
          <table:table-cell office:value-type="float" office:value="1.042625" calcext:value-type="float">
            <text:p>1.042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7/26</text:p>
          </table:table-cell>
          <table:table-cell office:value-type="float" office:value="1.038875" calcext:value-type="float">
            <text:p>1.038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7/27</text:p>
          </table:table-cell>
          <table:table-cell office:value-type="float" office:value="1.046625" calcext:value-type="float">
            <text:p>1.046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7/30</text:p>
          </table:table-cell>
          <table:table-cell office:value-type="float" office:value="1.043525" calcext:value-type="float">
            <text:p>1.0435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7/31</text:p>
          </table:table-cell>
          <table:table-cell office:value-type="float" office:value="1.050675" calcext:value-type="float">
            <text:p>1.0506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8/1</text:p>
          </table:table-cell>
          <table:table-cell office:value-type="float" office:value="1.050425" calcext:value-type="float">
            <text:p>1.050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8/3</text:p>
          </table:table-cell>
          <table:table-cell office:value-type="float" office:value="1.046925" calcext:value-type="float">
            <text:p>1.0469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8/6</text:p>
          </table:table-cell>
          <table:table-cell office:value-type="float" office:value="1.059975" calcext:value-type="float">
            <text:p>1.0599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8/7</text:p>
          </table:table-cell>
          <table:table-cell office:value-type="float" office:value="1.059725" calcext:value-type="float">
            <text:p>1.0597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8/8</text:p>
          </table:table-cell>
          <table:table-cell office:value-type="float" office:value="1.070025" calcext:value-type="float">
            <text:p>1.0700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8/9</text:p>
          </table:table-cell>
          <table:table-cell office:value-type="float" office:value="1.079875" calcext:value-type="float">
            <text:p>1.079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8/10</text:p>
          </table:table-cell>
          <table:table-cell office:value-type="float" office:value="1.075275" calcext:value-type="float">
            <text:p>1.075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8/13</text:p>
          </table:table-cell>
          <table:table-cell office:value-type="float" office:value="1.075025" calcext:value-type="float">
            <text:p>1.0750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8/14</text:p>
          </table:table-cell>
          <table:table-cell office:value-type="float" office:value="1.101425" calcext:value-type="float">
            <text:p>1.101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8/15</text:p>
          </table:table-cell>
          <table:table-cell office:value-type="float" office:value="1.096225" calcext:value-type="float">
            <text:p>1.0962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8/16</text:p>
          </table:table-cell>
          <table:table-cell office:value-type="float" office:value="1.091325" calcext:value-type="float">
            <text:p>1.0913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8/17</text:p>
          </table:table-cell>
          <table:table-cell office:value-type="float" office:value="1.085825" calcext:value-type="float">
            <text:p>1.0858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8/20</text:p>
          </table:table-cell>
          <table:table-cell office:value-type="float" office:value="1.081025" calcext:value-type="float">
            <text:p>1.0810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8/21</text:p>
          </table:table-cell>
          <table:table-cell office:value-type="float" office:value="1.090725" calcext:value-type="float">
            <text:p>1.0907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8/22</text:p>
          </table:table-cell>
          <table:table-cell office:value-type="float" office:value="1.086075" calcext:value-type="float">
            <text:p>1.0860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8/23</text:p>
          </table:table-cell>
          <table:table-cell office:value-type="float" office:value="1.085825" calcext:value-type="float">
            <text:p>1.0858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8/24</text:p>
          </table:table-cell>
          <table:table-cell office:value-type="float" office:value="1.081425" calcext:value-type="float">
            <text:p>1.081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8/27</text:p>
          </table:table-cell>
          <table:table-cell office:value-type="float" office:value="1.086125" calcext:value-type="float">
            <text:p>1.086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8/28</text:p>
          </table:table-cell>
          <table:table-cell office:value-type="float" office:value="1.081075" calcext:value-type="float">
            <text:p>1.0810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8/29</text:p>
          </table:table-cell>
          <table:table-cell office:value-type="float" office:value="1.077025" calcext:value-type="float">
            <text:p>1.0770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8/30</text:p>
          </table:table-cell>
          <table:table-cell office:value-type="float" office:value="1.073725" calcext:value-type="float">
            <text:p>1.0737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8/31</text:p>
          </table:table-cell>
          <table:table-cell office:value-type="float" office:value="1.081025" calcext:value-type="float">
            <text:p>1.0810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9/3</text:p>
          </table:table-cell>
          <table:table-cell office:value-type="float" office:value="1.074375" calcext:value-type="float">
            <text:p>1.074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9/4</text:p>
          </table:table-cell>
          <table:table-cell office:value-type="float" office:value="1.074125" calcext:value-type="float">
            <text:p>1.074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9/5</text:p>
          </table:table-cell>
          <table:table-cell office:value-type="float" office:value="1.060425" calcext:value-type="float">
            <text:p>1.060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9/6</text:p>
          </table:table-cell>
          <table:table-cell office:value-type="float" office:value="1.053375" calcext:value-type="float">
            <text:p>1.053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9/7</text:p>
          </table:table-cell>
          <table:table-cell office:value-type="float" office:value="1.047925" calcext:value-type="float">
            <text:p>1.0479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9/10</text:p>
          </table:table-cell>
          <table:table-cell office:value-type="float" office:value="1.047675" calcext:value-type="float">
            <text:p>1.0476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9/11</text:p>
          </table:table-cell>
          <table:table-cell office:value-type="float" office:value="1.067425" calcext:value-type="float">
            <text:p>1.067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9/12</text:p>
          </table:table-cell>
          <table:table-cell office:value-type="float" office:value="1.080575" calcext:value-type="float">
            <text:p>1.0805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9/13</text:p>
          </table:table-cell>
          <table:table-cell office:value-type="float" office:value="1.080325" calcext:value-type="float">
            <text:p>1.0803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9/14</text:p>
          </table:table-cell>
          <table:table-cell office:value-type="float" office:value="1.104775" calcext:value-type="float">
            <text:p>1.1047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9/17</text:p>
          </table:table-cell>
          <table:table-cell office:value-type="float" office:value="1.104525" calcext:value-type="float">
            <text:p>1.1045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9/18</text:p>
          </table:table-cell>
          <table:table-cell office:value-type="float" office:value="1.094975" calcext:value-type="float">
            <text:p>1.0949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9/19</text:p>
          </table:table-cell>
          <table:table-cell office:value-type="float" office:value="1.094725" calcext:value-type="float">
            <text:p>1.0947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9/20</text:p>
          </table:table-cell>
          <table:table-cell office:value-type="float" office:value="1.090975" calcext:value-type="float">
            <text:p>1.0909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9/21</text:p>
          </table:table-cell>
          <table:table-cell office:value-type="float" office:value="1.089975" calcext:value-type="float">
            <text:p>1.0899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9/24</text:p>
          </table:table-cell>
          <table:table-cell office:value-type="float" office:value="1.097875" calcext:value-type="float">
            <text:p>1.097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9/25</text:p>
          </table:table-cell>
          <table:table-cell office:value-type="float" office:value="1.094475" calcext:value-type="float">
            <text:p>1.0944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9/26</text:p>
          </table:table-cell>
          <table:table-cell office:value-type="float" office:value="1.090875" calcext:value-type="float">
            <text:p>1.090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9/27</text:p>
          </table:table-cell>
          <table:table-cell office:value-type="float" office:value="1.090625" calcext:value-type="float">
            <text:p>1.090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9/28</text:p>
          </table:table-cell>
          <table:table-cell office:value-type="float" office:value="1.094975" calcext:value-type="float">
            <text:p>1.0949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0/1</text:p>
          </table:table-cell>
          <table:table-cell office:value-type="float" office:value="1.094725" calcext:value-type="float">
            <text:p>1.0947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0/2</text:p>
          </table:table-cell>
          <table:table-cell office:value-type="float" office:value="1.093625" calcext:value-type="float">
            <text:p>1.093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0/3</text:p>
          </table:table-cell>
          <table:table-cell office:value-type="float" office:value="1.086875" calcext:value-type="float">
            <text:p>1.086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0/4</text:p>
          </table:table-cell>
          <table:table-cell office:value-type="float" office:value="1.080675" calcext:value-type="float">
            <text:p>1.0806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0/5</text:p>
          </table:table-cell>
          <table:table-cell office:value-type="float" office:value="1.074225" calcext:value-type="float">
            <text:p>1.0742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0/8</text:p>
          </table:table-cell>
          <table:table-cell office:value-type="float" office:value="1.068675" calcext:value-type="float">
            <text:p>1.0686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0/9</text:p>
          </table:table-cell>
          <table:table-cell office:value-type="float" office:value="1.062525" calcext:value-type="float">
            <text:p>1.0625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0/11</text:p>
          </table:table-cell>
          <table:table-cell office:value-type="float" office:value="1.056925" calcext:value-type="float">
            <text:p>1.0569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0/12</text:p>
          </table:table-cell>
          <table:table-cell office:value-type="float" office:value="1.050875" calcext:value-type="float">
            <text:p>1.050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0/15</text:p>
          </table:table-cell>
          <table:table-cell office:value-type="float" office:value="1.050625" calcext:value-type="float">
            <text:p>1.050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0/16</text:p>
          </table:table-cell>
          <table:table-cell office:value-type="float" office:value="1.053125" calcext:value-type="float">
            <text:p>1.053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0/17</text:p>
          </table:table-cell>
          <table:table-cell office:value-type="float" office:value="1.048575" calcext:value-type="float">
            <text:p>1.0485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0/18</text:p>
          </table:table-cell>
          <table:table-cell office:value-type="float" office:value="1.044625" calcext:value-type="float">
            <text:p>1.044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0/19</text:p>
          </table:table-cell>
          <table:table-cell office:value-type="float" office:value="1.040875" calcext:value-type="float">
            <text:p>1.040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0/22</text:p>
          </table:table-cell>
          <table:table-cell office:value-type="float" office:value="1.051325" calcext:value-type="float">
            <text:p>1.0513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0/23</text:p>
          </table:table-cell>
          <table:table-cell office:value-type="float" office:value="1.046075" calcext:value-type="float">
            <text:p>1.0460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0/24</text:p>
          </table:table-cell>
          <table:table-cell office:value-type="float" office:value="1.058025" calcext:value-type="float">
            <text:p>1.0580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0/25</text:p>
          </table:table-cell>
          <table:table-cell office:value-type="float" office:value="1.053825" calcext:value-type="float">
            <text:p>1.0538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0/26</text:p>
          </table:table-cell>
          <table:table-cell office:value-type="float" office:value="1.049025" calcext:value-type="float">
            <text:p>1.0490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0/29</text:p>
          </table:table-cell>
          <table:table-cell office:value-type="float" office:value="1.044325" calcext:value-type="float">
            <text:p>1.0443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0/30</text:p>
          </table:table-cell>
          <table:table-cell office:value-type="float" office:value="1.041075" calcext:value-type="float">
            <text:p>1.0410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0/31</text:p>
          </table:table-cell>
          <table:table-cell office:value-type="float" office:value="1.037475" calcext:value-type="float">
            <text:p>1.0374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1/1</text:p>
          </table:table-cell>
          <table:table-cell office:value-type="float" office:value="1.031425" calcext:value-type="float">
            <text:p>1.031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1/2</text:p>
          </table:table-cell>
          <table:table-cell office:value-type="float" office:value="1.025275" calcext:value-type="float">
            <text:p>1.025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1/5</text:p>
          </table:table-cell>
          <table:table-cell office:value-type="float" office:value="1.025025" calcext:value-type="float">
            <text:p>1.0250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1/6</text:p>
          </table:table-cell>
          <table:table-cell office:value-type="float" office:value="1.037875" calcext:value-type="float">
            <text:p>1.037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1/7</text:p>
          </table:table-cell>
          <table:table-cell office:value-type="float" office:value="1.045775" calcext:value-type="float">
            <text:p>1.0457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1/8</text:p>
          </table:table-cell>
          <table:table-cell office:value-type="float" office:value="1.045525" calcext:value-type="float">
            <text:p>1.0455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1/9</text:p>
          </table:table-cell>
          <table:table-cell office:value-type="float" office:value="1.075825" calcext:value-type="float">
            <text:p>1.0758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1/12</text:p>
          </table:table-cell>
          <table:table-cell office:value-type="float" office:value="1.071125" calcext:value-type="float">
            <text:p>1.071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1/13</text:p>
          </table:table-cell>
          <table:table-cell office:value-type="float" office:value="1.065475" calcext:value-type="float">
            <text:p>1.0654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1/14</text:p>
          </table:table-cell>
          <table:table-cell office:value-type="float" office:value="1.065225" calcext:value-type="float">
            <text:p>1.0652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1/15</text:p>
          </table:table-cell>
          <table:table-cell office:value-type="float" office:value="1.088325" calcext:value-type="float">
            <text:p>1.0883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1/16</text:p>
          </table:table-cell>
          <table:table-cell office:value-type="float" office:value="1.083575" calcext:value-type="float">
            <text:p>1.0835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1/19</text:p>
          </table:table-cell>
          <table:table-cell office:value-type="float" office:value="1.078175" calcext:value-type="float">
            <text:p>1.0781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1/20</text:p>
          </table:table-cell>
          <table:table-cell office:value-type="float" office:value="1.074925" calcext:value-type="float">
            <text:p>1.0749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1/21</text:p>
          </table:table-cell>
          <table:table-cell office:value-type="float" office:value="1.071775" calcext:value-type="float">
            <text:p>1.0717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1/22</text:p>
          </table:table-cell>
          <table:table-cell office:value-type="float" office:value="1.071525" calcext:value-type="float">
            <text:p>1.0715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1/23</text:p>
          </table:table-cell>
          <table:table-cell office:value-type="float" office:value="1.092375" calcext:value-type="float">
            <text:p>1.092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1/26</text:p>
          </table:table-cell>
          <table:table-cell office:value-type="float" office:value="1.100125" calcext:value-type="float">
            <text:p>1.100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1/27</text:p>
          </table:table-cell>
          <table:table-cell office:value-type="float" office:value="1.096375" calcext:value-type="float">
            <text:p>1.096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1/28</text:p>
          </table:table-cell>
          <table:table-cell office:value-type="float" office:value="1.092625" calcext:value-type="float">
            <text:p>1.092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1/29</text:p>
          </table:table-cell>
          <table:table-cell office:value-type="float" office:value="1.088425" calcext:value-type="float">
            <text:p>1.088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1/30</text:p>
          </table:table-cell>
          <table:table-cell office:value-type="float" office:value="1.098275" calcext:value-type="float">
            <text:p>1.098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2/3</text:p>
          </table:table-cell>
          <table:table-cell office:value-type="float" office:value="1.092775" calcext:value-type="float">
            <text:p>1.0927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2/4</text:p>
          </table:table-cell>
          <table:table-cell office:value-type="float" office:value="1.092525" calcext:value-type="float">
            <text:p>1.0925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2/5</text:p>
          </table:table-cell>
          <table:table-cell office:value-type="float" office:value="1.118325" calcext:value-type="float">
            <text:p>1.1183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2/6</text:p>
          </table:table-cell>
          <table:table-cell office:value-type="float" office:value="1.113825" calcext:value-type="float">
            <text:p>1.1138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2/7</text:p>
          </table:table-cell>
          <table:table-cell office:value-type="float" office:value="1.113575" calcext:value-type="float">
            <text:p>1.1135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2/10</text:p>
          </table:table-cell>
          <table:table-cell office:value-type="float" office:value="1.115825" calcext:value-type="float">
            <text:p>1.1158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2/11</text:p>
          </table:table-cell>
          <table:table-cell office:value-type="float" office:value="1.110225" calcext:value-type="float">
            <text:p>1.1102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2/12</text:p>
          </table:table-cell>
          <table:table-cell office:value-type="float" office:value="1.120225" calcext:value-type="float">
            <text:p>1.1202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2/13</text:p>
          </table:table-cell>
          <table:table-cell office:value-type="float" office:value="1.119975" calcext:value-type="float">
            <text:p>1.1199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2/14</text:p>
          </table:table-cell>
          <table:table-cell office:value-type="float" office:value="1.109975" calcext:value-type="float">
            <text:p>1.1099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2/17</text:p>
          </table:table-cell>
          <table:table-cell office:value-type="float" office:value="1.105425" calcext:value-type="float">
            <text:p>1.105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2/18</text:p>
          </table:table-cell>
          <table:table-cell office:value-type="float" office:value="1.101425" calcext:value-type="float">
            <text:p>1.101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2/19</text:p>
          </table:table-cell>
          <table:table-cell office:value-type="float" office:value="1.101175" calcext:value-type="float">
            <text:p>1.1011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2/20</text:p>
          </table:table-cell>
          <table:table-cell office:value-type="float" office:value="1.091575" calcext:value-type="float">
            <text:p>1.0915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2/21</text:p>
          </table:table-cell>
          <table:table-cell office:value-type="float" office:value="1.087725" calcext:value-type="float">
            <text:p>1.0877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2/22</text:p>
          </table:table-cell>
          <table:table-cell office:value-type="float" office:value="1.087475" calcext:value-type="float">
            <text:p>1.0874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2/24</text:p>
          </table:table-cell>
          <table:table-cell office:value-type="float" office:value="1.084275" calcext:value-type="float">
            <text:p>1.084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2/25</text:p>
          </table:table-cell>
          <table:table-cell office:value-type="float" office:value="1.10325" calcext:value-type="float">
            <text:p>1.103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2/26</text:p>
          </table:table-cell>
          <table:table-cell office:value-type="float" office:value="1.1" calcext:value-type="float">
            <text:p>1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2/27</text:p>
          </table:table-cell>
          <table:table-cell office:value-type="float" office:value="1.09565" calcext:value-type="float">
            <text:p>1.09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2/12/28</text:p>
          </table:table-cell>
          <table:table-cell office:value-type="float" office:value="1.102575" calcext:value-type="float">
            <text:p>1.1025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12pt" style:language-asian="zh" style:country-asian="TW" style:font-name-complex="Noto Sans CJK T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0T01:51:16.198870185</dc:date>
    <meta:editing-duration>PT1M34S</meta:editing-duration>
    <meta:editing-cycles>1</meta:editing-cycles>
    <meta:document-statistic meta:table-count="1" meta:cell-count="508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86cm" svg:y="4.201cm" style:legend-expansion="high" chart:style-name="ch2"/>
        <chart:plot-area chart:style-name="ch3" table:cell-range-address="53_2.B1:53_2.B251" chart:data-source-has-labels="row" svg:x="0.32cm" svg:y="0.18cm" svg:width="13.646cm" svg:height="8.64cm">
          <chartooo:coordinate-region svg:x="1.232cm" svg:y="0.302cm" svg:width="12.734cm" svg:height="7.5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53_2.B2:53_2.B251" chart:label-cell-address="53_2.B1:53_2.B1" chart:class="chart:line">
            <chart:data-point chart:repeated="2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  <draw:g>
                  <svg:desc>53_2.B1:53_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88">
                <text:p>0.988</text:p>
                <draw:g>
                  <svg:desc>53_2.B2:53_2.B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775">
                <text:p>0.987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525">
                <text:p>0.99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825">
                <text:p>0.998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7845">
                <text:p>0.978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782">
                <text:p>0.97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092">
                <text:p>1.00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257">
                <text:p>1.02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317">
                <text:p>1.03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472">
                <text:p>1.04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258">
                <text:p>1.02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208">
                <text:p>1.02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2055">
                <text:p>1.020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32">
                <text:p>1.0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423">
                <text:p>1.04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4205">
                <text:p>1.042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636">
                <text:p>1.06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736">
                <text:p>1.07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6545">
                <text:p>1.065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852">
                <text:p>1.08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802">
                <text:p>1.08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18">
                <text:p>1.1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1075">
                <text:p>1.110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0185">
                <text:p>1.101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016">
                <text:p>1.10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8775">
                <text:p>1.087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10675">
                <text:p>1.106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005">
                <text:p>1.10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937">
                <text:p>1.09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872">
                <text:p>1.08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8145">
                <text:p>1.081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9975">
                <text:p>1.099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8655">
                <text:p>1.086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10105">
                <text:p>1.101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1008">
                <text:p>1.10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1038">
                <text:p>1.10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1093">
                <text:p>1.10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9225">
                <text:p>1.092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836">
                <text:p>1.08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8335">
                <text:p>1.083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965">
                <text:p>1.09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9625">
                <text:p>1.09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8125">
                <text:p>1.081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9815">
                <text:p>1.098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101">
                <text:p>1.11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0985">
                <text:p>1.109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166">
                <text:p>1.11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102">
                <text:p>1.11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0465">
                <text:p>1.104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044">
                <text:p>1.10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1335">
                <text:p>1.13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3325">
                <text:p>1.133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2325">
                <text:p>1.123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11775">
                <text:p>1.117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306">
                <text:p>1.13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555">
                <text:p>1.125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2015">
                <text:p>1.120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123">
                <text:p>1.11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0495">
                <text:p>1.104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09845">
                <text:p>1.098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982">
                <text:p>1.09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8335">
                <text:p>1.083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7605">
                <text:p>1.076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9535">
                <text:p>1.095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885">
                <text:p>1.08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8825">
                <text:p>1.088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8925">
                <text:p>1.089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7805">
                <text:p>1.078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734">
                <text:p>1.07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684">
                <text:p>1.06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6355">
                <text:p>1.063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5855">
                <text:p>1.058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6705">
                <text:p>1.067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668">
                <text:p>1.06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585">
                <text:p>1.05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536">
                <text:p>1.05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4885">
                <text:p>1.048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6755">
                <text:p>1.067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6165">
                <text:p>1.061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5475">
                <text:p>1.054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4875">
                <text:p>1.048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4175">
                <text:p>1.041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3615">
                <text:p>1.036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5455">
                <text:p>1.054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4885">
                <text:p>1.048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4335">
                <text:p>1.043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366">
                <text:p>1.03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312">
                <text:p>1.03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3095">
                <text:p>1.030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248">
                <text:p>1.02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253">
                <text:p>1.02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2005">
                <text:p>1.020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146">
                <text:p>1.01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0985">
                <text:p>1.009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05">
                <text:p>1.0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9995">
                <text:p>0.999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1385">
                <text:p>1.013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0096">
                <text:p>1.00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274">
                <text:p>1.02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2095">
                <text:p>1.020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22">
                <text:p>1.01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1195">
                <text:p>1.011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258">
                <text:p>1.02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188">
                <text:p>1.01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1195">
                <text:p>1.011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117">
                <text:p>1.01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939">
                <text:p>0.99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8655">
                <text:p>0.986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863">
                <text:p>0.98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0202">
                <text:p>1.02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153">
                <text:p>1.01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01175">
                <text:p>1.011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0085">
                <text:p>1.00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00825">
                <text:p>1.008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02695">
                <text:p>1.026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01665">
                <text:p>1.016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0164">
                <text:p>1.01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02465">
                <text:p>1.024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01975">
                <text:p>1.019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0308">
                <text:p>1.03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0248">
                <text:p>1.02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0351">
                <text:p>1.03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0445">
                <text:p>1.04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04425">
                <text:p>1.044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04005">
                <text:p>1.040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05155">
                <text:p>1.051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0438">
                <text:p>1.04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04355">
                <text:p>1.043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0357">
                <text:p>1.03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03545">
                <text:p>1.035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02875">
                <text:p>1.028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03815">
                <text:p>1.038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035175">
                <text:p>1.0351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031175">
                <text:p>1.0311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030925">
                <text:p>1.0309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021875">
                <text:p>1.0218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021625">
                <text:p>1.0216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042625">
                <text:p>1.0426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038875">
                <text:p>1.0388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046625">
                <text:p>1.0466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043525">
                <text:p>1.0435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050675">
                <text:p>1.0506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050425">
                <text:p>1.0504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046925">
                <text:p>1.0469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059975">
                <text:p>1.0599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059725">
                <text:p>1.0597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070025">
                <text:p>1.0700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079875">
                <text:p>1.0798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075275">
                <text:p>1.0752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075025">
                <text:p>1.0750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101425">
                <text:p>1.1014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096225">
                <text:p>1.0962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091325">
                <text:p>1.0913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085825">
                <text:p>1.0858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081025">
                <text:p>1.0810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090725">
                <text:p>1.0907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086075">
                <text:p>1.0860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085825">
                <text:p>1.0858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081425">
                <text:p>1.0814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086125">
                <text:p>1.0861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081075">
                <text:p>1.0810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077025">
                <text:p>1.0770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073725">
                <text:p>1.0737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081025">
                <text:p>1.0810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074375">
                <text:p>1.0743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074125">
                <text:p>1.0741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060425">
                <text:p>1.0604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053375">
                <text:p>1.0533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047925">
                <text:p>1.0479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047675">
                <text:p>1.0476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067425">
                <text:p>1.0674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080575">
                <text:p>1.0805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080325">
                <text:p>1.0803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104775">
                <text:p>1.1047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104525">
                <text:p>1.1045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094975">
                <text:p>1.0949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094725">
                <text:p>1.0947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090975">
                <text:p>1.0909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089975">
                <text:p>1.0899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097875">
                <text:p>1.0978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094475">
                <text:p>1.0944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090875">
                <text:p>1.0908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090625">
                <text:p>1.0906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094975">
                <text:p>1.0949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094725">
                <text:p>1.0947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093625">
                <text:p>1.0936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086875">
                <text:p>1.0868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080675">
                <text:p>1.0806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074225">
                <text:p>1.0742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068675">
                <text:p>1.0686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062525">
                <text:p>1.0625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056925">
                <text:p>1.0569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050875">
                <text:p>1.0508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050625">
                <text:p>1.0506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053125">
                <text:p>1.0531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048575">
                <text:p>1.0485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044625">
                <text:p>1.0446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040875">
                <text:p>1.0408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051325">
                <text:p>1.0513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046075">
                <text:p>1.0460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058025">
                <text:p>1.0580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053825">
                <text:p>1.0538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049025">
                <text:p>1.0490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044325">
                <text:p>1.0443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041075">
                <text:p>1.0410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037475">
                <text:p>1.0374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031425">
                <text:p>1.0314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025275">
                <text:p>1.0252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025025">
                <text:p>1.0250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037875">
                <text:p>1.0378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045775">
                <text:p>1.0457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045525">
                <text:p>1.0455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075825">
                <text:p>1.0758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071125">
                <text:p>1.0711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065475">
                <text:p>1.0654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065225">
                <text:p>1.0652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088325">
                <text:p>1.0883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083575">
                <text:p>1.0835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078175">
                <text:p>1.0781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074925">
                <text:p>1.0749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071775">
                <text:p>1.0717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071525">
                <text:p>1.0715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092375">
                <text:p>1.0923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100125">
                <text:p>1.1001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096375">
                <text:p>1.0963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092625">
                <text:p>1.0926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088425">
                <text:p>1.0884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098275">
                <text:p>1.0982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092775">
                <text:p>1.0927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092525">
                <text:p>1.0925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118325">
                <text:p>1.1183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113825">
                <text:p>1.1138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113575">
                <text:p>1.1135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115825">
                <text:p>1.1158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110225">
                <text:p>1.1102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120225">
                <text:p>1.1202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119975">
                <text:p>1.1199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109975">
                <text:p>1.1099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105425">
                <text:p>1.1054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101425">
                <text:p>1.1014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101175">
                <text:p>1.1011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091575">
                <text:p>1.0915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087725">
                <text:p>1.0877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087475">
                <text:p>1.0874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084275">
                <text:p>1.0842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10325">
                <text:p>1.103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09565">
                <text:p>1.0956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102575">
                <text:p>1.1025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